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7cm"/>
    </style:style>
    <style:style style:name="co2" style:family="table-column">
      <style:table-column-properties fo:break-before="auto" style:column-width="7.578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11.157cm"/>
    </style:style>
    <style:style style:name="co5" style:family="table-column">
      <style:table-column-properties fo:break-before="auto" style:column-width="9.116cm"/>
    </style:style>
    <style:style style:name="co6" style:family="table-column">
      <style:table-column-properties fo:break-before="auto" style:column-width="6.7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29cm"/>
    </style:style>
    <style:style style:name="co9" style:family="table-column">
      <style:table-column-properties fo:break-before="auto" style:column-width="6.26cm"/>
    </style:style>
    <style:style style:name="co10" style:family="table-column">
      <style:table-column-properties fo:break-before="auto" style:column-width="8.849cm"/>
    </style:style>
    <style:style style:name="co11" style:family="table-column">
      <style:table-column-properties fo:break-before="auto" style:column-width="8.7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741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1cm" fo:break-before="auto" style:use-optimal-row-height="true"/>
    </style:style>
    <style:style style:name="ro5" style:family="table-row">
      <style:table-row-properties style:row-height="2.589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2.164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1.3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ffa6" style:text-align-source="value-type" style:repeat-content="false"/>
      <style:paragraph-properties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1pt" fo:font-weight="normal" style:font-name-asian="Calibri2" style:font-size-asian="11pt" style:language-asian="en" style:country-asian="US" style:font-weight-asian="normal" style:font-name-complex="Calibri" style:font-size-complex="11pt" style:language-complex="ar" style:country-complex="SA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name-asian="Calibri2" style:font-size-asian="11pt" style:language-asian="en" style:country-asian="US" style:font-weight-asian="normal" style:font-name-complex="Calibri" style:font-size-complex="11pt" style:language-complex="ar" style:country-complex="SA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Calibri2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Calibri2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1pt" fo:font-weight="bold" style:font-name-asian="Calibri2" style:font-size-asian="11pt" style:language-asian="en" style:country-asian="US" style:font-name-complex="Calibri" style:font-size-complex="11pt" style:language-complex="ar" style:country-complex="SA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1pt" style:font-name-asian="Calibri2" style:font-size-asian="11pt" style:language-asian="en" style:country-asian="US" style:font-name-complex="Calibri" style:font-size-complex="11pt" style:language-complex="ar" style:country-complex="SA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font-name="Calibri" fo:font-size="11pt" style:font-name-asian="Calibri2" style:font-size-asian="11pt" style:language-asian="en" style:country-asian="US" style:font-name-complex="Calibri" style:font-size-complex="11pt" style:language-complex="ar" style:country-complex="SA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value-type" style:repeat-content="false"/>
      <style:paragraph-properties fo:margin-left="0cm"/>
      <style:text-properties style:font-name="Liberation Serif" fo:font-size="11pt" style:font-size-asian="11pt" style:font-size-complex="11pt"/>
    </style:style>
    <style:style style:name="ce22" style:family="table-cell" style:parent-style-name="Default">
      <style:table-cell-properties style:text-align-source="value-type" style:repeat-content="false"/>
      <style:paragraph-properties fo:margin-left="0cm"/>
      <style:text-properties style:font-name="Liberation Serif" fo:font-size="11pt" style:font-name-asian="Calibri2" style:font-size-asian="11pt" style:language-asian="en" style:country-asian="US" style:font-name-complex="Calibri" style:font-size-complex="11pt" style:language-complex="ar" style:country-complex="SA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erif" fo:font-size="11pt" style:font-name-asian="Calibri2" style:font-size-asian="11pt" style:language-asian="en" style:country-asian="US" style:font-name-complex="Calibri" style:font-size-complex="11pt" style:language-complex="ar" style:country-complex="SA"/>
    </style:style>
    <style:style style:name="ce25" style:family="table-cell" style:parent-style-name="Default">
      <style:text-properties style:font-name="Liberation Serif" fo:font-size="11pt" style:font-name-asian="Calibri2" style:font-size-asian="11pt" style:language-asian="en" style:country-asian="US" style:font-name-complex="Calibri" style:font-size-complex="11pt" style:language-complex="ar" style:country-complex="SA"/>
    </style:style>
    <style:style style:name="ce26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a6" style:text-align-source="value-type" style:repeat-content="false"/>
      <style:paragraph-properties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1" fo:font-size="10pt" fo:font-weight="bold" style:font-name-asian="Calibri1" style:font-size-asian="10pt" style:language-asian="en" style:country-asian="US" style:font-weight-asian="bold" style:font-name-complex="Liberation Mono" style:font-size-complex="10pt" style:language-complex="ar" style:country-complex="SA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name-asian="Calibri2" style:font-size-asian="11pt" style:language-asian="en" style:country-asian="US" style:font-weight-asian="bold" style:font-name-complex="Calibri" style:font-size-complex="11pt" style:language-complex="ar" style:country-complex="SA" style:font-weight-complex="bold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/>
      <style:paragraph-properties fo:margin-left="0cm"/>
      <style:text-properties style:font-name="Calibri" fo:font-size="11pt" style:font-name-asian="Calibri2" style:font-size-asian="11pt" style:language-asian="en" style:country-asian="US" style:font-name-complex="Calibri" style:font-size-complex="11pt" style:language-complex="ar" style:country-complex="SA"/>
    </style:style>
    <style:style style:name="T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1" fo:font-size="10pt" fo:font-weight="bold" style:letter-kerning="true" fo:letter-spacing="normal" fo:language="en" fo:country="IN" style:language-asian="en" style:country-asian="US" style:language-complex="ar" style:country-complex="SA" style:font-name-asian="Calibri1" style:font-name-complex="Liberation Mono" style:font-size-asian="10pt" style:font-size-complex="10pt" style:font-weight-asian="bold" style:font-weight-complex="bold" style:font-style-asian="normal"/>
    </style:style>
    <style:style style:name="T3" style:family="text">
      <style:text-properties style:use-window-font-color="true" style:font-name="Calibri" fo:font-size="11pt" fo:font-weight="bold" style:letter-kerning="true" fo:language="en" fo:country="IN" style:language-asian="en" style:country-asian="US" style:language-complex="ar" style:country-complex="SA" style:font-name-asian="Calibri2" style:font-name-complex="Calibri" style:font-size-asian="11pt" style:font-size-complex="11pt"/>
    </style:style>
    <style:style style:name="T4" style:family="text">
      <style:text-properties style:use-window-font-color="true" fo:font-weight="bold" style:letter-kerning="true" fo:language="en" fo:country="IN" style:language-asian="en" style:country-asian="US" style:language-complex="ar" style:country-complex="SA" style:font-weight-asian="bold" style:font-weight-complex="bold"/>
    </style:style>
    <style:style style:name="T5" style:family="text">
      <style:text-properties style:use-window-font-color="true" style:font-name="Calibri" fo:font-size="11pt" style:letter-kerning="true" fo:language="en" fo:country="IN" style:language-asian="en" style:country-asian="US" style:language-complex="ar" style:country-complex="SA" style:font-name-asian="Calibri2" style:font-name-complex="Calibri" style:font-size-asian="11pt" style:font-size-complex="11pt"/>
    </style:style>
    <style:style style:name="T6" style:family="text">
      <style:text-properties style:use-window-font-color="true" fo:font-size="11pt" style:letter-kerning="true" fo:language="en" fo:country="IN" style:language-asian="en" style:country-asian="US" style:language-complex="ar" style:country-complex="SA" style:font-name-asian="Calibri2" style:font-name-complex="Calibri" style:font-size-asian="11pt" style:font-size-complex="11pt"/>
    </style:style>
    <style:style style:name="T7" style:family="text">
      <style:text-properties style:use-window-font-color="true" style:letter-kerning="true" fo:language="en" fo:country="IN" style:language-asian="en" style:country-asian="US" style:language-complex="ar" style:country-complex="SA"/>
    </style:style>
    <style:style style:name="T8" style:family="text">
      <style:text-properties style:use-window-font-color="true" style:letter-kerning="true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en" style:country-asian="US" style:language-complex="ar" style:country-complex="SA" style:font-name-asian="Calibri2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style:font-name-asian="Calibri2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fo:language="en" fo:country="IN" style:language-asian="en" style:country-asian="US" style:language-complex="ar" style:country-complex="SA"/>
    </style:style>
    <style:style style:name="T10" style:family="text">
      <style:text-properties style:use-window-font-color="true" style:font-name="Liberation Serif" fo:font-size="11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IN" style:language-asian="en" style:country-asian="US" style:language-complex="ar" style:country-complex="SA" style:font-name-asian="Calibri2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Calibri" fo:font-size="11pt" style:letter-kerning="true" style:language-asian="en" style:country-asian="US" style:language-complex="ar" style:country-complex="SA" style:font-name-asian="Calibri2" style:font-name-complex="Calibri" style:font-size-asian="11pt" style:font-size-complex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1pt" style:letter-kerning="true" style:font-size-asian="11pt" style:font-size-complex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language-asian="zh" style:country-asian="CN" style:language-complex="hi" style:country-complex="IN" style:font-name-asian="Microsoft YaHei" style:font-name-complex="Arial"/>
    </style:style>
    <style:style style:name="T14" style:family="text">
      <style:text-properties style:font-name="Calibri" fo:font-size="11pt" style:letter-kerning="true" style:language-asian="en" style:country-asian="US" style:language-complex="ar" style:country-complex="SA" style:font-name-asian="Calibri2" style:font-name-complex="Calibri" style:font-size-asian="11pt" style:font-size-complex="11pt"/>
    </style:style>
    <style:style style:name="T15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en" style:country-asian="US" style:language-complex="ar" style:country-complex="SA" style:font-name-asian="Calibri2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letter-kerning="true" style:language-asian="en" style:country-asian="US" style:language-complex="ar" style:country-complex="SA"/>
    </style:style>
    <style:style style:name="T17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en" style:country-asian="US" style:language-complex="ar" style:country-complex="SA" style:font-name-asian="Calibri2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en" style:country-asian="US" style:language-complex="ar" style:country-complex="SA" style:font-name-asian="Calibri2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letter-kerning="true"/>
    </style:style>
    <style:style style:name="T19" style:family="text">
      <style:text-properties fo:font-size="11pt" style:letter-kerning="true" style:language-asian="en" style:country-asian="US" style:language-complex="ar" style:country-complex="SA" style:font-size-asian="11pt" style:font-size-complex="11pt"/>
    </style:style>
    <style:style style:name="T20" style:family="text">
      <style:text-properties style:letter-kerning="true" fo:language="en" fo:country="IN" style:language-asian="en" style:country-asian="US" style:language-complex="ar" style:country-complex="SA"/>
    </style:style>
    <style:style style:name="T21" style:family="text">
      <style:text-properties style:letter-kerning="true" fo:letter-spacing="normal" fo:language="en" fo:country="IN" style:language-asian="en" style:country-asian="US" style:language-complex="ar" style:country-complex="SA" style:font-style-asian="normal"/>
    </style:style>
    <style:style style:name="T22" style:family="text">
      <style:text-properties fo:font-weight="normal" style:letter-kerning="true" fo:letter-spacing="normal" fo:language="en" fo:country="IN" style:language-asian="en" style:country-asian="US" style:language-complex="ar" style:country-complex="SA" style:font-weight-asian="normal" style:font-weight-complex="normal" style:font-style-asian="normal"/>
    </style:style>
    <style:style style:name="T23" style:family="text">
      <style:text-properties style:use-window-font-color="true" style:font-name="Calibri" fo:font-size="11pt" fo:font-weight="normal" style:letter-kerning="true" fo:language="en" fo:country="IN" style:language-asian="en" style:country-asian="US" style:language-complex="ar" style:country-complex="SA" style:font-name-asian="Calibri2" style:font-name-complex="Calibri" style:font-size-asian="11pt" style:font-size-complex="11pt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use-window-font-color="true" fo:font-size="11pt" style:letter-kerning="true" fo:language="en" fo:country="IN" style:language-asian="en" style:country-asian="US" style:language-complex="ar" style:country-complex="SA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erv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8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Project Name : Chat Server Application</text:p>
          </table:table-cell>
          <table:table-cell/>
          <table:table-cell table:style-name="ce3" table:number-columns-repeated="2"/>
          <table:table-cell table:number-columns-repeated="16379"/>
        </table:table-row>
        <table:table-row table:style-name="ro1">
          <table:table-cell/>
          <table:table-cell table:style-name="Default"/>
          <table:table-cell table:style-name="ce6"/>
          <table:table-cell table:number-columns-repeated="16381"/>
        </table:table-row>
        <table:table-row table:style-name="ro1">
          <table:table-cell/>
          <table:table-cell table:style-name="ce5" office:value-type="string" calcext:value-type="string">
            <text:p><text:span text:style-name="T1">Test Case Template for Server</text:span></text:p>
          </table:table-cell>
          <table:table-cell table:style-name="ce6"/>
          <table:table-cell table:number-columns-repeated="16381"/>
        </table:table-row>
        <table:table-row table:style-name="ro1">
          <table:table-cell/>
          <table:table-cell table:style-name="ce3"/>
          <table:table-cell table:style-name="ce6"/>
          <table:table-cell table:number-columns-repeated="16381"/>
        </table:table-row>
        <table:table-row table:style-name="ro1">
          <table:table-cell/>
          <table:table-cell table:style-name="ce6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Scenario No</text:p>
          </table:table-cell>
          <table:table-cell table:style-name="ce2" office:value-type="string" calcext:value-type="string">
            <text:p>Scenario Desciption</text:p>
          </table:table-cell>
          <table:table-cell table:style-name="ce2" office:value-type="string" calcext:value-type="string">
            <text:p>Pre Condition</text:p>
          </table:table-cell>
          <table:table-cell table:style-name="ce2" office:value-type="string" calcext:value-type="string">
            <text:p>Steps to Execute</text:p>
          </table:table-cell>
          <table:table-cell table:style-name="ce20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number-columns-repeated="3"/>
          <table:table-cell table:style-name="ce27" table:number-columns-repeated="16"/>
          <table:table-cell table:number-columns-repeated="1635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span text:style-name="T2">Server Startup without Port Argument:</text:span></text:p>
            <text:p/>
          </table:table-cell>
          <table:table-cell table:style-name="ce6"/>
          <table:table-cell table:style-name="ce8" office:value-type="string" calcext:value-type="string">
            <text:p>1.User A Compile the server code by Linux command</text:p>
            <text:p>(gcc -o server main.c server_lib.o </text:p>
            <text:p>2.Try to start server (./server &lt;without port no&gt;)</text:p>
            <text:p>eg. ./server</text:p>
          </table:table-cell>
          <table:table-cell table:style-name="ce16" office:value-type="string" calcext:value-type="string">
            <text:p><text:span text:style-name="T7">When port number is provided The server should print</text:span></text:p>
            <text:p><text:span text:style-name="T7">"Port not provided" and </text:span></text:p>
            <text:p><text:span text:style-name="T7">Exit with status code 1.</text:span></text:p>
          </table:table-cell>
          <table:table-cell table:style-name="ce18" office:value-type="string" calcext:value-type="string">
            <text:p>The server print “Port not provided”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pan text:style-name="T3">Server Startup with Invalid Port:</text:span></text:p>
            <text:p/>
          </table:table-cell>
          <table:table-cell table:style-name="ce6"/>
          <table:table-cell table:style-name="ce16" office:value-type="string" calcext:value-type="string">
            <text:p><text:span text:style-name="T8">1.User A </text:span><text:span text:style-name="T7">Compile  the server with an invalid port argument </text:span></text:p>
            <text:p><text:span text:style-name="T7">(e.g  ./server 777777).</text:span></text:p>
            <text:p><text:span text:style-name="T7"/></text:p>
          </table:table-cell>
          <table:table-cell table:style-name="ce21" office:value-type="string" calcext:value-type="string">
            <text:p><text:span text:style-name="T5">When port numer is not in range1200-65535</text:span></text:p>
            <text:p><text:span text:style-name="T5">The server should handle the invalid port number,</text:span></text:p>
            <text:p><text:span text:style-name="T5"> likely printing an error message and exiting.</text:span></text:p>
          </table:table-cell>
          <table:table-cell table:style-name="ce18" office:value-type="string" calcext:value-type="string">
            <text:p>The server handel the invalid port number</text:p>
          </table:table-cell>
          <table:table-cell table:style-name="ce26" office:value-type="string" calcext:value-type="string">
            <text:p>Pass</text:p>
          </table:table-cell>
          <table:table-cell table:style-name="ce18"/>
          <table:table-cell table:number-columns-repeated="1637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3">Server Startup and Listen on Valid Port:</text:span></text:p>
            <text:p/>
          </table:table-cell>
          <table:table-cell table:style-name="ce6"/>
          <table:table-cell table:style-name="ce16" office:value-type="string" calcext:value-type="string">
            <text:p><text:span text:style-name="T8">1.User A </text:span><text:span text:style-name="T7">Compile the server with a valid port argument </text:span></text:p>
            <text:p><text:span text:style-name="T7">(e.g. ./server 12345).</text:span></text:p>
            <text:p><text:span text:style-name="T9">2.Port numbers should be in range from 1200 to 65535</text:span></text:p>
          </table:table-cell>
          <table:table-cell table:style-name="ce22" office:value-type="string" calcext:value-type="string">
            <text:p><text:span text:style-name="T7">The server should start without errors and listen</text:span></text:p>
            <text:p><text:span text:style-name="T7">On the specified port.</text:span></text:p>
          </table:table-cell>
          <table:table-cell table:style-name="ce18" office:value-type="string" calcext:value-type="string">
            <text:p>Server started without any error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Bind Failure:</text:p>
            <text:p/>
          </table:table-cell>
          <table:table-cell table:style-name="ce3"/>
          <table:table-cell table:style-name="ce17" office:value-type="string" calcext:value-type="string">
            <text:p><text:span text:style-name="T10">1.User A </text:span>Compile the server with a port number already in use by another process.</text:p>
          </table:table-cell>
          <table:table-cell table:style-name="ce23" office:value-type="string" calcext:value-type="string">
            <text:p>The server should print "Binding failed" and exit</text:p>
            <text:p>With an appropriate error code. </text:p>
          </table:table-cell>
          <table:table-cell table:style-name="ce18" office:value-type="string" calcext:value-type="string">
            <text:p>Server started without any error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<text:span text:style-name="T4">Client Connection and Name Registration:</text:span></text:p>
            <text:p><text:span text:style-name="T5"/></text:p>
          </table:table-cell>
          <table:table-cell table:style-name="ce15" office:value-type="string" calcext:value-type="string">
            <text:p>start the server</text:p>
            <text:p/>
          </table:table-cell>
          <table:table-cell table:style-name="ce18" office:value-type="string" calcext:value-type="string">
            <text:p>1.User B should compile the src folder files to connect With </text:p>
            <text:p>server by giving Correct IP and port number using Linux command.</text:p>
            <text:p>(gcc -o client main.c client_lib.o</text:p>
            <text:p>./clent &lt;ip&gt; &lt;port&gt;)</text:p>
            <text:p><text:span text:style-name="T11">2.Connect User B with User A(server)</text:span></text:p>
            <text:p>3.Send the User B name.</text:p>
          </table:table-cell>
          <table:table-cell table:style-name="ce24" office:value-type="string" calcext:value-type="string">
            <text:p><text:span text:style-name="T20">The server should accept the connection and store </text:span></text:p>
            <text:p><text:span text:style-name="T20">the client's name.,and print "New connection from</text:span></text:p>
            <text:p><text:span text:style-name="T20">Client with name on \Socket number".</text:span></text:p>
          </table:table-cell>
          <table:table-cell table:style-name="ce16" office:value-type="string" calcext:value-type="string">
            <text:p><text:span text:style-name="T7"> "New connection from client with name </text:span></text:p>
            <text:p><text:span text:style-name="T7">On socket number".</text:span>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6">Client Name Length Exceeding 16 Characters</text:span></text:p>
          </table:table-cell>
          <table:table-cell table:style-name="ce15" office:value-type="string" calcext:value-type="string">
            <text:p>start the server</text:p>
          </table:table-cell>
          <table:table-cell table:style-name="ce18" office:value-type="string" calcext:value-type="string">
            <text:p><text:span text:style-name="T12">1.</text:span><text:span text:style-name="T13">Connect User B with User A(server)</text:span></text:p>
            <text:p><text:span text:style-name="T14">2.Send a User B(client) name longer than 16 characters.</text:span></text:p>
          </table:table-cell>
          <table:table-cell table:style-name="ce24" office:value-type="string" calcext:value-type="string">
            <text:p><text:span text:style-name="T5">The server should truncate the name to 16 characters </text:span></text:p>
            <text:p><text:span text:style-name="T5">And proceed normally.</text:span></text:p>
          </table:table-cell>
          <table:table-cell table:style-name="ce16" office:value-type="string" calcext:value-type="string">
            <text:p>the server read the name and store it.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Multiple Clients Connection and Message</text:p>
            <text:p>Broadcast</text:p>
          </table:table-cell>
          <table:table-cell table:style-name="ce15" office:value-type="string" calcext:value-type="string">
            <text:p>start the server</text:p>
          </table:table-cell>
          <table:table-cell table:style-name="ce8" office:value-type="string" calcext:value-type="string">
            <text:p>1.Connect User B and User C(client) to the User A(server) .</text:p>
            <text:p><text:span text:style-name="T15">2.User A and User B sends a type a message  when it is already </text:span></text:p>
            <text:p><text:span text:style-name="T15">connected with User A(server).</text:span></text:p>
          </table:table-cell>
          <table:table-cell table:style-name="ce21" office:value-type="string" calcext:value-type="string">
            <text:p>1.Messages from one client should be broadcast to</text:p>
            <text:p>all other connected clients.</text:p>
            <text:p>2.The format should be "client_name : message ".</text:p>
          </table:table-cell>
          <table:table-cell table:style-name="ce18" office:value-type="string" calcext:value-type="string">
            <text:p>Message from one client broadcast to all</text:p>
            <text:p>Other connected client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Maximum Client Connections </text:p>
          </table:table-cell>
          <table:table-cell table:style-name="ce15" office:value-type="string" calcext:value-type="string">
            <text:p>start the server</text:p>
          </table:table-cell>
          <table:table-cell table:style-name="ce19" office:value-type="string" calcext:value-type="string">
            <text:p>1.Connect 5 User clients up to the maximum number supported by FD_SETSIZE and Listen() function </text:p>
          </table:table-cell>
          <table:table-cell office:value-type="string" calcext:value-type="string">
            <text:p>The server should accept connections up to the</text:p>
            <text:p>maximum limit. Any additional connection attempts </text:p>
            <text:p>Should be denied or handled appropriately.</text:p>
          </table:table-cell>
          <table:table-cell table:style-name="ce18" office:value-type="string" calcext:value-type="string">
            <text:p>The server accepting commection up </text:p>
            <text:p>To maximum limit 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<text:span text:style-name="T6">Client Disconnection Handling</text:span></text:p>
          </table:table-cell>
          <table:table-cell table:style-name="ce15" office:value-type="string" calcext:value-type="string">
            <text:p>start the server</text:p>
          </table:table-cell>
          <table:table-cell table:style-name="ce16" office:value-type="string" calcext:value-type="string">
            <text:p><text:span text:style-name="T16">1.Connect a User B And C (client) to the User A(server).</text:span></text:p>
            <text:p><text:span text:style-name="T16">2.Disconnect the User B by (ctrl-c).</text:span></text:p>
          </table:table-cell>
          <table:table-cell table:style-name="ce8" office:value-type="string" calcext:value-type="string">
            <text:p>1.The server should print "client_name and </text:p>
            <text:p>socket_number hung up".</text:p>
            <text:p><text:span text:style-name="T15">2.The server should remove the client from the set of </text:span></text:p>
            <text:p><text:span text:style-name="T15">active sockets.</text:span></text:p>
          </table:table-cell>
          <table:table-cell table:style-name="ce18" office:value-type="string" calcext:value-type="string">
            <text:p>print “client_name and socket_number </text:p>
            <text:p>Hung up”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6" office:value-type="string" calcext:value-type="string">
            <text:p><text:span text:style-name="T6">Server Handling of Empty Message </text:span></text:p>
          </table:table-cell>
          <table:table-cell table:style-name="ce15" office:value-type="string" calcext:value-type="string">
            <text:p>start the server</text:p>
          </table:table-cell>
          <table:table-cell table:style-name="ce8" office:value-type="string" calcext:value-type="string">
            <text:p><text:span text:style-name="T17">1.</text:span><text:span text:style-name="T18">Connect a User B And C (client) to the User A(server).</text:span></text:p>
            <text:p><text:span text:style-name="T15">2.User B sends an  empty message.</text:span></text:p>
          </table:table-cell>
          <table:table-cell table:style-name="ce25" office:value-type="string" calcext:value-type="string">
            <text:p><text:span text:style-name="T7">The server should handle the empty message properly</text:span></text:p>
            <text:p><text:span text:style-name="T7">and not crash.</text:span></text:p>
          </table:table-cell>
          <table:table-cell office:value-type="string" calcext:value-type="string">
            <text:p>The server handling the empty message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<text:span text:style-name="T7">Simultaneous Connections and Messaging</text:span></text:p>
          </table:table-cell>
          <table:table-cell table:style-name="ce15" office:value-type="string" calcext:value-type="string">
            <text:p>start the server</text:p>
          </table:table-cell>
          <table:table-cell table:style-name="ce53" office:value-type="string" calcext:value-type="string">
            <text:p><text:span text:style-name="T19">1.Connect multiple clients simultaneously.</text:span></text:p>
            <text:p><text:span text:style-name="T19">2.Multiple Client send messages simultaneously.</text:span></text:p>
          </table:table-cell>
          <table:table-cell office:value-type="string" calcext:value-type="string">
            <text:p>T<text:span text:style-name="T5">he server should correctly broadcast messages from </text:span></text:p>
            <text:p><text:span text:style-name="T5">Each client to all other clients without errors or crashes.</text:span></text:p>
          </table:table-cell>
          <table:table-cell table:style-name="ce18" office:value-type="string" calcext:value-type="string">
            <text:p>The server broadcast messages from </text:p>
            <text:p>Each client to other clients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ient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8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Project Name : Chat Server Application</text:p>
          </table:table-cell>
          <table:table-cell/>
          <table:table-cell table:style-name="ce3" table:number-columns-repeated="2"/>
          <table:table-cell table:number-columns-repeated="16379"/>
        </table:table-row>
        <table:table-row table:style-name="ro1">
          <table:table-cell/>
          <table:table-cell table:style-name="Default"/>
          <table:table-cell table:style-name="ce6"/>
          <table:table-cell table:number-columns-repeated="16381"/>
        </table:table-row>
        <table:table-row table:style-name="ro1">
          <table:table-cell/>
          <table:table-cell table:style-name="ce28" office:value-type="string" calcext:value-type="string">
            <text:p>Test Case Template for Client</text:p>
          </table:table-cell>
          <table:table-cell table:style-name="ce6"/>
          <table:table-cell table:number-columns-repeated="16381"/>
        </table:table-row>
        <table:table-row table:style-name="ro1">
          <table:table-cell/>
          <table:table-cell table:style-name="ce3"/>
          <table:table-cell table:style-name="ce6"/>
          <table:table-cell table:number-columns-repeated="16381"/>
        </table:table-row>
        <table:table-row table:style-name="ro1">
          <table:table-cell/>
          <table:table-cell table:style-name="ce6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Scenario No</text:p>
          </table:table-cell>
          <table:table-cell table:style-name="ce2" office:value-type="string" calcext:value-type="string">
            <text:p>Scenario Desciption</text:p>
          </table:table-cell>
          <table:table-cell table:style-name="ce2" office:value-type="string" calcext:value-type="string">
            <text:p>Pre Condition</text:p>
          </table:table-cell>
          <table:table-cell table:style-name="ce2" office:value-type="string" calcext:value-type="string">
            <text:p>Steps to Execute</text:p>
          </table:table-cell>
          <table:table-cell table:style-name="ce20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number-columns-repeated="3"/>
          <table:table-cell table:style-name="ce27" table:number-columns-repeated="16"/>
          <table:table-cell table:number-columns-repeated="16358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21">Start the Client without Arguments</text:span></text:p>
            <text:p><text:span text:style-name="T22">Verify that the client application prompts the </text:span></text:p>
            <text:p><text:span text:style-name="T22">user for the correct usage when no arguments </text:span></text:p>
            <text:p><text:span text:style-name="T22">Are provided.</text:span></text:p>
          </table:table-cell>
          <table:table-cell table:style-name="ce6"/>
          <table:table-cell table:style-name="ce8" office:value-type="string" calcext:value-type="string">
            <text:p>1. Compile the Client code without any </text:p>
            <text:p>Command-line arguments.</text:p>
            <text:p>(gcc -o client main.c client_lib.o</text:p>
            <text:p>./client &lt;ip&gt; &lt;port&gt;</text:p>
            <text:p/>
          </table:table-cell>
          <table:table-cell table:style-name="ce16" office:value-type="string" calcext:value-type="string">
            <text:p><text:span text:style-name="T7">The client should output usage ./client hostname </text:span></text:p>
            <text:p><text:span text:style-name="T7">port not provided and exit.</text:span></text:p>
          </table:table-cell>
          <table:table-cell table:style-name="ce18" office:value-type="string" calcext:value-type="string">
            <text:p>Give an output client hostname and port </text:p>
            <text:p>Not provided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pan text:style-name="T3">Invalid Hostname</text:span></text:p>
            <text:p><text:span text:style-name="T23">Ensure the client handles invalid hostnames </text:span></text:p>
            <text:p><text:span text:style-name="T23">Correctly.</text:span></text:p>
          </table:table-cell>
          <table:table-cell table:style-name="ce6"/>
          <table:table-cell table:style-name="ce16" office:value-type="string" calcext:value-type="string">
            <text:p><text:span text:style-name="T7">1.Run the client application with an invalid </text:span></text:p>
            <text:p><text:span text:style-name="T7">Hostname: ./client invalidhostname 1234</text:span></text:p>
          </table:table-cell>
          <table:table-cell table:style-name="ce32" office:value-type="string" calcext:value-type="string">
            <text:p><text:span text:style-name="T26">The client should output Error, no such host and exit.</text:span></text:p>
          </table:table-cell>
          <table:table-cell table:style-name="ce18" office:value-type="string" calcext:value-type="string">
            <text:p>Shows Error, no such host and exit</text:p>
          </table:table-cell>
          <table:table-cell table:style-name="ce26" office:value-type="string" calcext:value-type="string">
            <text:p>Pass</text:p>
          </table:table-cell>
          <table:table-cell table:style-name="ce18"/>
          <table:table-cell table:number-columns-repeated="1637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3">Invalid Port Number</text:span></text:p>
            <text:p><text:span text:style-name="T23">Verify that the client handles invalid port </text:span></text:p>
            <text:p><text:span text:style-name="T23">numbers.</text:span></text:p>
          </table:table-cell>
          <table:table-cell table:style-name="ce6"/>
          <table:table-cell table:style-name="ce16" office:value-type="string" calcext:value-type="string">
            <text:p><text:span text:style-name="T7">Run the client application with a valid hostname and </text:span></text:p>
            <text:p><text:span text:style-name="T7">an invalid port number: ./client localhost invalidport).</text:span></text:p>
          </table:table-cell>
          <table:table-cell table:style-name="ce22" office:value-type="string" calcext:value-type="string">
            <text:p><text:span text:style-name="T7">The client should output an error related to the invalid </text:span></text:p>
            <text:p><text:span text:style-name="T7">Port number (handled by atoi returning 0 or an </text:span></text:p>
            <text:p><text:span text:style-name="T7">incorrect port value) and exit.</text:span></text:p>
          </table:table-cell>
          <table:table-cell table:style-name="ce18" office:value-type="string" calcext:value-type="string">
            <text:p>The client gives output error related to the </text:p>
            <text:p>Invalid port number.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uccessful Connection to Server</text:p>
            <text:p><text:span text:style-name="T24">Check that the client can </text:span></text:p>
            <text:p><text:span text:style-name="T24">successfully connect to a running server.</text:span></text:p>
            <text:p/>
          </table:table-cell>
          <table:table-cell table:style-name="ce3" office:value-type="string" calcext:value-type="string">
            <text:p>Ensure a server is Running and </text:p>
            <text:p>Listening on localhost and port e.g 1234.</text:p>
          </table:table-cell>
          <table:table-cell table:style-name="ce17" office:value-type="string" calcext:value-type="string">
            <text:p>Run the client application: ./client localhost 1234</text:p>
          </table:table-cell>
          <table:table-cell table:style-name="ce23" office:value-type="string" calcext:value-type="string">
            <text:p>The client should connect to the server successfully </text:p>
            <text:p>and prompt the user to enter their name.</text:p>
          </table:table-cell>
          <table:table-cell table:style-name="ce18" office:value-type="string" calcext:value-type="string">
            <text:p>The client connect to the server </text:p>
            <text:p>Successfully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<text:span text:style-name="T6">Send and Receive Messages between</text:span></text:p>
            <text:p><text:span text:style-name="T6">multiple client:</text:span></text:p>
          </table:table-cell>
          <table:table-cell table:style-name="ce7" office:value-type="string" calcext:value-type="string">
            <text:p>1.Ensure a server is running.</text:p>
            <text:p>2.Ensure at least two clients are connected to the server.</text:p>
          </table:table-cell>
          <table:table-cell table:style-name="ce18" office:value-type="string" calcext:value-type="string">
            <text:p>Client 1: Run the client application: ./client localhost 1234 and enter the client's name when prompted.</text:p>
            <text:p>Client 2: Run the client application: ./client localhost 1234 and enter the client's name when prompted.</text:p>
            <text:p>Client 1: Send a message (e.g., "Hello, everyone!").</text:p>
          </table:table-cell>
          <table:table-cell table:style-name="ce24" office:value-type="string" calcext:value-type="string">
            <text:p><text:span text:style-name="T20">Client 2 should receive and display the message sent </text:span></text:p>
            <text:p><text:span text:style-name="T20">by Client 1.</text:span></text:p>
          </table:table-cell>
          <table:table-cell table:style-name="ce16" office:value-type="string" calcext:value-type="string">
            <text:p><text:span text:style-name="T7">Client 2 receive and display the message </text:span></text:p>
            <text:p><text:span text:style-name="T7">Sent by Client 1.</text:span>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The client can exit when the user types </text:p>
            <text:p>"bye".</text:p>
          </table:table-cell>
          <table:table-cell table:style-name="ce31" office:value-type="string" calcext:value-type="string">
            <text:p>Ensure a server is running. </text:p>
          </table:table-cell>
          <table:table-cell table:style-name="Default" office:value-type="string" calcext:value-type="string">
            <text:p>1.Run the client application: ./client localhost 1234</text:p>
            <text:p>2.Enter the client's name when prompted.</text:p>
            <text:p>3.Type and send the message "bye"</text:p>
          </table:table-cell>
          <table:table-cell table:style-name="Default" office:value-type="string" calcext:value-type="string">
            <text:p>The client should send "bye" to the server and then </text:p>
            <text:p>Close the connection and exit.</text:p>
          </table:table-cell>
          <table:table-cell table:style-name="Default" office:value-type="string" calcext:value-type="string">
            <text:p>The client send “bye” to the server and </text:p>
            <text:p>Then close the connection and exit.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<text:span text:style-name="T25">Handling Large Messages:</text:span></text:p>
            <text:p><text:span text:style-name="T24">Verify that the client and server can </text:span></text:p>
            <text:p><text:span text:style-name="T24">handle large messages.</text:span></text:p>
          </table:table-cell>
          <table:table-cell table:style-name="ce31" office:value-type="string" calcext:value-type="string">
            <text:p>Ensure a server is running. </text:p>
          </table:table-cell>
          <table:table-cell table:style-name="Default" office:value-type="string" calcext:value-type="string">
            <text:p>1.Run the client application: ./client localhost 1234</text:p>
            <text:p>2.Enter the client's name when prompted.</text:p>
            <text:p>3.Send a large message close to 255 characters.</text:p>
          </table:table-cell>
          <table:table-cell table:style-name="Default" office:value-type="string" calcext:value-type="string">
            <text:p>The server and other clients should receive the </text:p>
            <text:p>large message without truncation or errors.</text:p>
          </table:table-cell>
          <table:table-cell table:style-name="Default" office:value-type="string" calcext:value-type="string">
            <text:p>The server server and client receive the </text:p>
            <text:p>Large message without error upto 255 char.</text:p>
          </table:table-cell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10" table:number-rows-repeated="2">
          <table:table-cell table:style-name="Default" table:number-columns-repeated="16384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style-name="Default" table:number-columns-repeated="5"/>
          <table:table-cell table:style-name="ce26"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table:style-name="Default" table:number-columns-repeated="1638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5:17:12.7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10:52:02.049000000</meta:creation-date>
    <dc:date>2024-06-13T17:54:47.616000000</dc:date>
    <meta:editing-duration>P1DT7H57M9S</meta:editing-duration>
    <meta:editing-cycles>11</meta:editing-cycles>
    <meta:generator>LibreOffice/7.6.7.2$Windows_X86_64 LibreOffice_project/dd47e4b30cb7dab30588d6c79c651f218165e3c5</meta:generator>
    <meta:document-statistic meta:table-count="2" meta:cell-count="139" meta:object-count="0"/>
  </office:meta>
</office:document-meta>
</file>